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000000" draw:marker-start-width="0.356cm" draw:marker-end="Arrow" draw:marker-end-width="0.356cm" draw:fill="solid" draw:fill-color="#000000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svg:stroke-color="#000000" draw:marker-start="Arrow" draw:marker-start-width="0.356cm" draw:marker-end-width="0.356cm" draw:fill="solid" draw:fill-color="#000000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37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504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text-properties fo:hyphenate="false" loext:hyphenation-no-caps="false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8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7.228cm" svg:height="2.408cm" draw:transform="rotate (0.321664181142555) translate (2.83099998815955cm 1.54199996446843cm)" svg:viewBox="0 0 7229 2409" svg:d="M0 0c4016 0 7229 2409 7229 2409">
            <text:p/>
          </draw:path>
          <draw:path draw:style-name="gr2" draw:text-style-name="P1" draw:layer="layout" svg:width="7.228cm" svg:height="2.408cm" draw:transform="rotate (2.81992847244724) translate (9.68939484119709cm 7.66347347006861cm)" svg:viewBox="0 0 7229 2409" svg:d="M7229 0c-4016 0-7229 2409-7229 2409">
            <text:p/>
          </draw:path>
          <draw:frame draw:style-name="gr3" draw:text-style-name="P2" draw:layer="layout" svg:width="3.129cm" svg:height="0.962cm" svg:x="5.082cm" svg:y="0.089cm">
            <draw:text-box>
              <text:p><text:span text:style-name="T1">size of data</text:span></text:p>
            </draw:text-box>
          </draw:frame>
          <draw:frame draw:style-name="gr3" draw:text-style-name="P2" draw:layer="layout" svg:width="5.758cm" svg:height="0.962cm" svg:x="3.842cm" svg:y="5.896cm">
            <draw:text-box>
              <text:p><text:span text:style-name="T1">complexity of reasoning</text:span></text:p>
            </draw:text-box>
          </draw:frame>
          <draw:frame draw:style-name="gr3" draw:text-style-name="P3" draw:layer="layout" svg:width="1.651cm" svg:height="0.962cm" svg:x="1.426cm" svg:y="1.105cm">
            <draw:text-box>
              <text:p>low</text:p>
            </draw:text-box>
          </draw:frame>
          <draw:frame draw:style-name="gr3" draw:text-style-name="P3" draw:layer="layout" svg:width="1.651cm" svg:height="0.962cm" svg:x="10.405cm" svg:y="4.826cm">
            <draw:text-box>
              <text:p>low</text:p>
            </draw:text-box>
          </draw:frame>
          <draw:frame draw:style-name="gr3" draw:text-style-name="P3" draw:layer="layout" svg:width="1.778cm" svg:height="0.962cm" svg:x="10.36cm" svg:y="1.139cm">
            <draw:text-box>
              <text:p>high</text:p>
            </draw:text-box>
          </draw:frame>
          <draw:frame draw:style-name="gr3" draw:text-style-name="P3" draw:layer="layout" svg:width="1.778cm" svg:height="0.962cm" svg:x="1.28cm" svg:y="4.845cm">
            <draw:text-box>
              <text:p>high</text:p>
            </draw:text-box>
          </draw:frame>
          <draw:frame draw:style-name="gr4" draw:text-style-name="P4" draw:layer="layout" svg:width="3.048cm" svg:height="1.673cm" svg:x="0.164cm" svg:y="2.459cm">
            <draw:text-box>
              <text:p><text:span text:style-name="T2">Answer Set</text:span></text:p>
              <text:p><text:span text:style-name="T2">Programming</text:span></text:p>
              <text:p><text:span text:style-name="T2">(ASP)</text:span></text:p>
            </draw:text-box>
          </draw:frame>
          <draw:frame draw:style-name="gr5" draw:text-style-name="P6" draw:layer="layout" svg:width="6.858cm" svg:height="2.621cm" svg:x="3.593cm" svg:y="2.151cm">
            <draw:text-box>
              <text:p><text:span text:style-name="T2">Prolog</text:span></text:p>
              <text:list text:style-name="L2">
                <text:list-item>
                  <text:p text:style-name="P5"><text:span text:style-name="T2">general purpose language</text:span></text:p>
                </text:list-item>
                <text:list-item>
                  <text:p text:style-name="P5"><text:span text:style-name="T2">declarative &amp; procedural</text:span></text:p>
                </text:list-item>
                <text:list-item>
                  <text:p text:style-name="P5"><text:span text:style-name="T2">complex reasoning over medium size data (&lt;10M rows)</text:span></text:p>
                </text:list-item>
              </text:list>
            </draw:text-box>
          </draw:frame>
          <draw:frame draw:style-name="gr6" draw:text-style-name="P2" draw:layer="layout" svg:width="2.032cm" svg:height="1.754cm" svg:x="10.07cm" svg:y="2.486cm">
            <draw:text-box>
              <text:p><text:span text:style-name="T2">RDBMS</text:span></text:p>
              <text:p><text:span text:style-name="T2">(SQL)</text:span></text:p>
              <text:p><text:span text:style-name="T1"/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192cm" fo:page-height="6.8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9T16:43:22.980000000</meta:creation-date>
    <meta:generator>LibreOffice/6.4.3.2$Windows_X86_64 LibreOffice_project/747b5d0ebf89f41c860ec2a39efd7cb15b54f2d8</meta:generator>
    <dc:date>2020-05-30T16:10:16.598000000</dc:date>
    <meta:editing-duration>PT20M30S</meta:editing-duration>
    <meta:editing-cycles>22</meta:editing-cycles>
    <meta:document-statistic meta:object-count="12"/>
  </office:meta>
</office:document-meta>
</file>